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299cm"/>
    </style:style>
    <style:style style:name="Tabelle1.B" style:family="table-column">
      <style:table-column-properties style:column-width="5.793cm"/>
    </style:style>
    <style:style style:name="Tabelle1.C" style:family="table-column">
      <style:table-column-properties style:column-width="6.918cm"/>
    </style:style>
    <style:style style:name="Tabelle1.A1" style:family="table-cell">
      <style:table-cell-properties fo:padding="0.097cm" fo:border-left="none" fo:border-right="0.05pt solid #000000" fo:border-top="none" fo:border-bottom="none"/>
    </style:style>
    <style:style style:name="Tabel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none" fo:border-right="0.05pt solid #000000" fo:border-top="none" fo:border-bottom="0.05pt solid #000000"/>
    </style:style>
    <style:style style:name="Tabelle1.B2" style:family="table-cell">
      <style:table-cell-properties fo:padding="0.097cm" fo:border-left="none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8.202cm"/>
    </style:style>
    <style:style style:name="Tabelle2.B" style:family="table-column">
      <style:table-column-properties style:column-width="8.80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3d310d"/>
    </style:style>
    <style:style style:name="P3" style:family="paragraph" style:parent-style-name="Text_20_body">
      <style:text-properties officeooo:rsid="005e9dbe" officeooo:paragraph-rsid="005e9dbe"/>
    </style:style>
    <style:style style:name="P4" style:family="paragraph" style:parent-style-name="Text_20_body">
      <style:text-properties officeooo:paragraph-rsid="005e9dbe"/>
    </style:style>
    <style:style style:name="P5" style:family="paragraph" style:parent-style-name="Text_20_body">
      <style:text-properties style:font-name="Times" fo:font-size="12pt" style:font-size-asian="12pt" style:font-size-complex="12pt"/>
    </style:style>
    <style:style style:name="P6" style:family="paragraph" style:parent-style-name="Text_20_body">
      <style:text-properties style:use-window-font-color="true" style:font-name="Liberation Mono" fo:font-size="10pt" officeooo:rsid="0021c853" officeooo:paragraph-rsid="0023f2c8" style:font-size-asian="10pt" style:font-size-complex="10pt"/>
    </style:style>
    <style:style style:name="P7" style:family="paragraph" style:parent-style-name="Table_20_Contents">
      <style:text-properties fo:font-weight="bold" officeooo:rsid="0037b310" officeooo:paragraph-rsid="00d23def" style:font-weight-asian="bold" style:font-weight-complex="bold"/>
    </style:style>
    <style:style style:name="P8" style:family="paragraph" style:parent-style-name="Table_20_Contents">
      <style:text-properties fo:font-weight="bold" officeooo:rsid="006e0611" officeooo:paragraph-rsid="00d23def" style:font-weight-asian="bold" style:font-weight-complex="bold"/>
    </style:style>
    <style:style style:name="P9" style:family="paragraph" style:parent-style-name="Table_20_Contents">
      <style:text-properties officeooo:rsid="0037b310" officeooo:paragraph-rsid="00d23def"/>
    </style:style>
    <style:style style:name="P10" style:family="paragraph" style:parent-style-name="Table_20_Contents">
      <style:text-properties officeooo:rsid="00531c6e" officeooo:paragraph-rsid="00d23def"/>
    </style:style>
    <style:style style:name="P11" style:family="paragraph" style:parent-style-name="Table_20_Contents">
      <style:text-properties officeooo:rsid="00861afe" officeooo:paragraph-rsid="00d23def"/>
    </style:style>
    <style:style style:name="P12" style:family="paragraph" style:parent-style-name="Table_20_Contents">
      <style:text-properties officeooo:rsid="009dad61" officeooo:paragraph-rsid="00d23def"/>
    </style:style>
    <style:style style:name="P13" style:family="paragraph" style:parent-style-name="Table_20_Contents">
      <style:text-properties fo:font-weight="normal" officeooo:rsid="00b944d7" officeooo:paragraph-rsid="00d23def" style:font-weight-asian="normal" style:font-weight-complex="normal"/>
    </style:style>
    <style:style style:name="P14" style:family="paragraph" style:parent-style-name="Table_20_Contents">
      <style:text-properties officeooo:rsid="00b81676" officeooo:paragraph-rsid="00d23def"/>
    </style:style>
    <style:style style:name="P15" style:family="paragraph" style:parent-style-name="Table_20_Contents">
      <style:text-properties officeooo:rsid="00b944d7" officeooo:paragraph-rsid="00d23def"/>
    </style:style>
    <style:style style:name="P16" style:family="paragraph" style:parent-style-name="Table_20_Contents">
      <style:text-properties officeooo:rsid="00ba8486" officeooo:paragraph-rsid="00d23def"/>
    </style:style>
    <style:style style:name="P17" style:family="paragraph" style:parent-style-name="Standard">
      <style:text-properties fo:color="#000099" style:font-name="Liberation Mono" fo:font-size="10pt" officeooo:rsid="001fe79d" officeooo:paragraph-rsid="0021c853" style:font-size-asian="10pt" style:font-size-complex="10pt"/>
    </style:style>
    <style:style style:name="P18" style:family="paragraph" style:parent-style-name="Standard">
      <style:text-properties fo:color="#000099" style:font-name="Liberation Mono" fo:font-size="10pt" officeooo:rsid="0021c853" officeooo:paragraph-rsid="0021c853" style:font-size-asian="10pt" style:font-size-complex="10pt"/>
    </style:style>
    <style:style style:name="P19" style:family="paragraph" style:parent-style-name="Standard">
      <style:text-properties fo:color="#000099" style:font-name="Liberation Mono" fo:font-size="10pt" officeooo:rsid="0021c853" officeooo:paragraph-rsid="0022414d" style:font-size-asian="10pt" style:font-size-complex="10pt"/>
    </style:style>
    <style:style style:name="P20" style:family="paragraph" style:parent-style-name="Standard">
      <style:text-properties fo:color="#000099" style:font-name="Liberation Mono" fo:font-size="10pt" officeooo:rsid="0021c853" officeooo:paragraph-rsid="0023f2c8" style:font-size-asian="10pt" style:font-size-complex="10pt"/>
    </style:style>
    <style:style style:name="P21" style:family="paragraph" style:parent-style-name="Standard">
      <style:text-properties fo:color="#990000" style:font-name="Liberation Mono" fo:font-size="10pt" officeooo:rsid="0021c853" officeooo:paragraph-rsid="00263bf2" style:font-size-asian="10pt" style:font-size-complex="10pt"/>
    </style:style>
    <style:style style:name="P22" style:family="paragraph" style:parent-style-name="Standard">
      <style:text-properties officeooo:rsid="001b239d" officeooo:paragraph-rsid="001b239d" fo:background-color="transparent"/>
    </style:style>
    <style:style style:name="P23" style:family="paragraph" style:parent-style-name="Standard">
      <style:text-properties officeooo:rsid="00296131" officeooo:paragraph-rsid="002ca5b9" fo:background-color="transparent"/>
    </style:style>
    <style:style style:name="P24" style:family="paragraph" style:parent-style-name="Standard">
      <style:text-properties officeooo:rsid="00163feb" officeooo:paragraph-rsid="00163feb" fo:background-color="transparent"/>
    </style:style>
    <style:style style:name="P25" style:family="paragraph" style:parent-style-name="Standard">
      <style:text-properties style:font-name="Liberation Mono" fo:font-size="10pt" officeooo:rsid="00296131" officeooo:paragraph-rsid="0030ea52" fo:background-color="transparent" style:font-size-asian="10pt" style:font-size-complex="10pt"/>
    </style:style>
    <style:style style:name="P26" style:family="paragraph" style:parent-style-name="Standard">
      <style:text-properties style:font-name="Liberation Mono" fo:font-size="10pt" officeooo:rsid="00296131" officeooo:paragraph-rsid="00475bb0" fo:background-color="transparent" style:font-size-asian="10pt" style:font-size-complex="10pt"/>
    </style:style>
    <style:style style:name="P27" style:family="paragraph" style:parent-style-name="Standard">
      <style:text-properties style:font-name="Liberation Mono" fo:font-size="10pt" officeooo:rsid="00296131" officeooo:paragraph-rsid="002ca5b9" fo:background-color="transparent" style:font-size-asian="10pt" style:font-size-complex="10pt"/>
    </style:style>
    <style:style style:name="P28" style:family="paragraph" style:parent-style-name="Standard">
      <style:text-properties style:font-name="Liberation Mono" fo:font-size="10pt" officeooo:rsid="00296131" officeooo:paragraph-rsid="007d2725" fo:background-color="transparent" style:font-size-asian="10pt" style:font-size-complex="10pt"/>
    </style:style>
    <style:style style:name="P29" style:family="paragraph" style:parent-style-name="Standard">
      <style:text-properties style:font-name="Liberation Mono" fo:font-size="10pt" officeooo:rsid="00296131" officeooo:paragraph-rsid="00c83a6e" fo:background-color="transparent" style:font-size-asian="10pt" style:font-size-complex="10pt"/>
    </style:style>
    <style:style style:name="P30" style:family="paragraph" style:parent-style-name="Standard">
      <style:text-properties style:font-name="Liberation Mono" fo:font-size="10pt" officeooo:rsid="002ca5b9" officeooo:paragraph-rsid="0030ea52" fo:background-color="transparent" style:font-size-asian="10pt" style:font-size-complex="10pt"/>
    </style:style>
    <style:style style:name="P31" style:family="paragraph" style:parent-style-name="Standard">
      <style:text-properties style:font-name="Liberation Mono" fo:font-size="10pt" officeooo:rsid="002ca5b9" officeooo:paragraph-rsid="00799bc0" fo:background-color="transparent" style:font-size-asian="10pt" style:font-size-complex="10pt"/>
    </style:style>
    <style:style style:name="P32" style:family="paragraph" style:parent-style-name="Standard">
      <style:text-properties style:font-name="Liberation Mono" fo:font-size="10pt" officeooo:rsid="002ca5b9" officeooo:paragraph-rsid="00494a2d" fo:background-color="transparent" style:font-size-asian="10pt" style:font-size-complex="10pt"/>
    </style:style>
    <style:style style:name="P33" style:family="paragraph" style:parent-style-name="Standard">
      <style:text-properties style:font-name="Liberation Mono" fo:font-size="10pt" officeooo:rsid="002ca5b9" officeooo:paragraph-rsid="002ca5b9" fo:background-color="transparent" style:font-size-asian="10pt" style:font-size-complex="10pt"/>
    </style:style>
    <style:style style:name="P34" style:family="paragraph" style:parent-style-name="Standard">
      <style:text-properties style:font-name="Liberation Mono" fo:font-size="10pt" officeooo:rsid="002ca5b9" officeooo:paragraph-rsid="004a40b3" fo:background-color="transparent" style:font-size-asian="10pt" style:font-size-complex="10pt"/>
    </style:style>
    <style:style style:name="P35" style:family="paragraph" style:parent-style-name="Standard">
      <style:text-properties style:font-name="Liberation Mono" fo:font-size="10pt" officeooo:rsid="00163feb" officeooo:paragraph-rsid="00a757dc" fo:background-color="transparent" style:font-size-asian="10pt" style:font-size-complex="10pt"/>
    </style:style>
    <style:style style:name="P36" style:family="paragraph" style:parent-style-name="Standard">
      <style:text-properties style:font-name="Liberation Mono" fo:font-size="10pt" officeooo:rsid="00163feb" officeooo:paragraph-rsid="00163feb" fo:background-color="transparent" style:font-size-asian="10pt" style:font-size-complex="10pt"/>
    </style:style>
    <style:style style:name="P37" style:family="paragraph" style:parent-style-name="Standard">
      <style:text-properties style:font-name="Liberation Mono" fo:font-size="10pt" officeooo:rsid="00163feb" officeooo:paragraph-rsid="00164cc0" fo:background-color="transparent" style:font-size-asian="10pt" style:font-size-complex="10pt"/>
    </style:style>
    <style:style style:name="P38" style:family="paragraph" style:parent-style-name="Standard">
      <style:text-properties style:font-name="Liberation Mono" fo:font-size="10pt" officeooo:rsid="00163feb" officeooo:paragraph-rsid="00a64d74" fo:background-color="transparent" style:font-size-asian="10pt" style:font-size-complex="10pt"/>
    </style:style>
    <style:style style:name="P39" style:family="paragraph" style:parent-style-name="Standard">
      <style:text-properties style:font-name="Liberation Mono" fo:font-size="10pt" officeooo:rsid="00a757dc" officeooo:paragraph-rsid="00a757dc" fo:background-color="transparent" style:font-size-asian="10pt" style:font-size-complex="10pt"/>
    </style:style>
    <style:style style:name="P40" style:family="paragraph" style:parent-style-name="Standard">
      <style:text-properties style:font-name="Liberation Mono" fo:font-size="10pt" officeooo:rsid="00a8f1be" officeooo:paragraph-rsid="00a8f1be" fo:background-color="transparent" style:font-size-asian="10pt" style:font-size-complex="10pt"/>
    </style:style>
    <style:style style:name="P41" style:family="paragraph" style:parent-style-name="Standard">
      <style:text-properties style:font-name="Liberation Mono" fo:font-size="10pt" officeooo:rsid="00add152" officeooo:paragraph-rsid="00add152" fo:background-color="transparent" style:font-size-asian="10pt" style:font-size-complex="10pt"/>
    </style:style>
    <style:style style:name="P42" style:family="paragraph" style:parent-style-name="Standard">
      <style:text-properties style:font-name="Liberation Mono" fo:font-size="10pt" officeooo:rsid="00afe556" officeooo:paragraph-rsid="00afe556" fo:background-color="transparent" style:font-size-asian="10pt" style:font-size-complex="10pt"/>
    </style:style>
    <style:style style:name="P43" style:family="paragraph" style:parent-style-name="Standard">
      <style:text-properties style:font-name="Liberation Mono" fo:font-size="10pt" officeooo:rsid="001e302a" officeooo:paragraph-rsid="001e302a" fo:background-color="transparent" style:font-size-asian="10pt" style:font-size-complex="10pt"/>
    </style:style>
    <style:style style:name="P44" style:family="paragraph" style:parent-style-name="Standard">
      <style:text-properties style:font-name="Liberation Mono" fo:font-size="10pt" officeooo:rsid="001e302a" officeooo:paragraph-rsid="006b5443" fo:background-color="transparent" style:font-size-asian="10pt" style:font-size-complex="10pt"/>
    </style:style>
    <style:style style:name="P45" style:family="paragraph" style:parent-style-name="Standard">
      <style:text-properties style:font-name="Liberation Mono" fo:font-size="10pt" officeooo:rsid="00346c82" officeooo:paragraph-rsid="00346c82" fo:background-color="transparent" style:font-size-asian="10pt" style:font-size-complex="10pt"/>
    </style:style>
    <style:style style:name="P46" style:family="paragraph" style:parent-style-name="Standard">
      <style:text-properties style:font-name="Liberation Mono" fo:font-size="10pt" officeooo:rsid="001b239d" officeooo:paragraph-rsid="001b239d" fo:background-color="transparent" style:font-size-asian="10pt" style:font-size-complex="10pt"/>
    </style:style>
    <style:style style:name="P47" style:family="paragraph" style:parent-style-name="Standard">
      <style:text-properties style:font-name="Liberation Mono" fo:font-size="10pt" officeooo:rsid="001c89b4" officeooo:paragraph-rsid="001c89b4" fo:background-color="transparent" style:font-size-asian="10pt" style:font-size-complex="10pt"/>
    </style:style>
    <style:style style:name="P48" style:family="paragraph" style:parent-style-name="Standard">
      <style:text-properties style:font-name="Liberation Mono" fo:font-size="10pt" officeooo:rsid="00276545" officeooo:paragraph-rsid="002cc43d" fo:background-color="transparent" style:font-size-asian="10pt" style:font-size-complex="10pt"/>
    </style:style>
    <style:style style:name="P49" style:family="paragraph" style:parent-style-name="Standard">
      <style:text-properties style:font-name="Liberation Mono" fo:font-size="10pt" officeooo:rsid="00276545" officeooo:paragraph-rsid="0045b861" fo:background-color="transparent" style:font-size-asian="10pt" style:font-size-complex="10pt"/>
    </style:style>
    <style:style style:name="P50" style:family="paragraph" style:parent-style-name="Standard">
      <style:text-properties style:font-name="Liberation Mono" fo:font-size="10pt" officeooo:rsid="007f9f74" officeooo:paragraph-rsid="00add152" style:font-size-asian="10pt" style:font-size-complex="10pt"/>
    </style:style>
    <style:style style:name="P51" style:family="paragraph" style:parent-style-name="Standard">
      <style:text-properties style:font-name="Liberation Mono" fo:font-size="10pt" officeooo:rsid="001b239d" officeooo:paragraph-rsid="001b239d" style:font-size-asian="10pt" style:font-size-complex="10pt"/>
    </style:style>
    <style:style style:name="P52" style:family="paragraph" style:parent-style-name="Standard">
      <style:text-properties style:font-name="Liberation Mono" fo:font-size="10pt" officeooo:rsid="001fe79d" officeooo:paragraph-rsid="001fe79d" style:font-size-asian="10pt" style:font-size-complex="10pt"/>
    </style:style>
    <style:style style:name="P53" style:family="paragraph" style:parent-style-name="Standard">
      <style:text-properties style:font-name="Liberation Mono" fo:font-size="10pt" officeooo:paragraph-rsid="00c83a6e" style:font-size-asian="10pt" style:font-size-complex="10pt"/>
    </style:style>
    <style:style style:name="P54" style:family="paragraph" style:parent-style-name="Standard">
      <style:text-properties style:font-name="Times" fo:font-size="12pt" officeooo:rsid="00afe556" officeooo:paragraph-rsid="00afe556" fo:background-color="transparent" style:font-size-asian="12pt" style:font-size-complex="12pt"/>
    </style:style>
    <style:style style:name="P55" style:family="paragraph" style:parent-style-name="Standard">
      <style:text-properties fo:color="#009900" style:font-name="Liberation Mono" fo:font-size="10pt" officeooo:rsid="001fe79d" officeooo:paragraph-rsid="001fe79d" style:font-size-asian="10pt" style:font-size-complex="10pt"/>
    </style:style>
    <style:style style:name="P56" style:family="paragraph" style:parent-style-name="Standard">
      <style:text-properties style:use-window-font-color="true" style:font-name="Liberation Mono" fo:font-size="10pt" officeooo:rsid="0044206d" officeooo:paragraph-rsid="00c1ed27" fo:background-color="transparent" style:font-size-asian="10pt" style:font-size-complex="10pt"/>
    </style:style>
    <style:style style:name="P57" style:family="paragraph" style:parent-style-name="Standard">
      <style:text-properties style:use-window-font-color="true" style:font-name="Liberation Mono" fo:font-size="10pt" officeooo:rsid="0044206d" officeooo:paragraph-rsid="00c6519f" fo:background-color="transparent" style:font-size-asian="10pt" style:font-size-complex="10pt"/>
    </style:style>
    <style:style style:name="P58" style:family="paragraph" style:parent-style-name="Standard">
      <style:text-properties style:use-window-font-color="true" style:font-name="Liberation Mono" fo:font-size="10pt" officeooo:rsid="002830c0" officeooo:paragraph-rsid="00c2ebbb" fo:background-color="transparent" style:font-size-asian="10pt" style:font-size-complex="10pt"/>
    </style:style>
    <style:style style:name="P59" style:family="paragraph" style:parent-style-name="Text_20_body">
      <style:paragraph-properties fo:margin-top="0cm" fo:margin-bottom="0cm" loext:contextual-spacing="true"/>
      <style:text-properties style:font-name="Liberation Mono" fo:font-size="10pt" officeooo:rsid="002ca5b9" officeooo:paragraph-rsid="007e602a" fo:background-color="transparent" style:font-size-asian="10pt" style:font-size-complex="10pt"/>
    </style:style>
    <style:style style:name="P60" style:family="paragraph" style:parent-style-name="Text_20_body">
      <style:paragraph-properties fo:margin-top="0cm" fo:margin-bottom="0cm" loext:contextual-spacing="true"/>
      <style:text-properties style:font-name="Liberation Mono" fo:font-size="10pt" officeooo:rsid="007f9f74" officeooo:paragraph-rsid="007f9f74" style:font-size-asian="10pt" style:font-size-complex="10pt"/>
    </style:style>
    <style:style style:name="P61" style:family="paragraph" style:parent-style-name="Text_20_body">
      <style:paragraph-properties fo:margin-top="0cm" fo:margin-bottom="0cm" loext:contextual-spacing="true"/>
      <style:text-properties style:font-name="Times new roman" fo:font-size="12pt" officeooo:rsid="008d0cb3" officeooo:paragraph-rsid="008dcafc" fo:background-color="transparent" style:font-size-asian="12pt" style:font-size-complex="12pt"/>
    </style:style>
    <style:style style:name="P62" style:family="paragraph" style:parent-style-name="Text_20_body">
      <style:paragraph-properties fo:margin-top="0cm" fo:margin-bottom="0cm" loext:contextual-spacing="true"/>
      <style:text-properties style:font-name="Times" fo:font-size="10pt" officeooo:rsid="00ce2014" officeooo:paragraph-rsid="00ce2014" style:font-size-asian="10pt" style:font-size-complex="10pt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7" style:family="paragraph" style:parent-style-name="Quotations">
      <style:text-properties style:font-name="Times" fo:font-size="12pt" style:font-size-asian="12pt" style:font-size-complex="12pt"/>
    </style:style>
    <style:style style:name="P6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10pt" style:font-size-asian="10pt" style:font-size-complex="10pt"/>
    </style:style>
    <style:style style:name="P6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c1ed27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c5bef4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style:font-size-asian="10pt" style:font-size-complex="10pt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officeooo:paragraph-rsid="00c88782" style:font-size-asian="10pt" style:font-size-complex="10pt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officeooo:paragraph-rsid="00cb7e66" style:font-size-asian="10pt" style:font-size-complex="10pt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officeooo:paragraph-rsid="00cc295f" style:font-size-asian="10pt" style:font-size-complex="10pt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Mono" fo:font-size="10pt" officeooo:rsid="002830c0" officeooo:paragraph-rsid="00c5bef4" fo:background-color="transparent" style:font-size-asian="10pt" style:font-size-complex="10pt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Mono" fo:font-size="10pt" officeooo:rsid="00cbb718" officeooo:paragraph-rsid="00cbb718" style:font-size-asian="10pt" style:font-size-complex="10pt"/>
    </style:style>
    <style:style style:name="P79" style:family="paragraph" style:parent-style-name="Standard" style:list-style-name="">
      <style:text-properties style:text-position="0% 100%" officeooo:rsid="0036d8c4" officeooo:paragraph-rsid="00d23def"/>
    </style:style>
    <style:style style:name="P80" style:family="paragraph" style:parent-style-name="Standard" style:list-style-name="">
      <style:text-properties style:text-position="0% 100%" officeooo:rsid="0036d8c4" officeooo:paragraph-rsid="00d69785"/>
    </style:style>
    <style:style style:name="P81" style:family="paragraph" style:parent-style-name="Standard" style:list-style-name="">
      <style:text-properties style:text-position="0% 100%" officeooo:rsid="00d69785" officeooo:paragraph-rsid="00d69785"/>
    </style:style>
    <style:style style:name="P82" style:family="paragraph" style:parent-style-name="Standard" style:list-style-name="">
      <style:text-properties style:text-position="0% 100%" officeooo:rsid="00d6c97f" officeooo:paragraph-rsid="00d6c97f"/>
    </style:style>
    <style:style style:name="P83" style:family="paragraph" style:parent-style-name="Standard" style:list-style-name="L5">
      <style:text-properties officeooo:paragraph-rsid="00d23def"/>
    </style:style>
    <style:style style:name="P84" style:family="paragraph" style:parent-style-name="Text_20_body" style:list-style-name="L1">
      <style:text-properties style:text-position="0% 100%" style:font-name="Times" fo:font-size="12pt" officeooo:rsid="0054a8bd" officeooo:paragraph-rsid="0054a8bd" style:font-size-asian="12pt" style:font-size-complex="12pt"/>
    </style:style>
    <style:style style:name="P85" style:family="paragraph" style:parent-style-name="Text_20_body" style:list-style-name="L1">
      <style:text-properties style:text-position="0% 100%" style:font-name="Times" fo:font-size="12pt" officeooo:rsid="005bf68e" officeooo:paragraph-rsid="005bf68e" style:font-size-asian="12pt" style:font-size-complex="12pt"/>
    </style:style>
    <style:style style:name="P86" style:family="paragraph" style:parent-style-name="Text_20_body" style:list-style-name="L2">
      <style:text-properties style:text-position="0% 100%" style:font-name="Times" fo:font-size="12pt" officeooo:rsid="0057ed0d" officeooo:paragraph-rsid="0057ed0d" style:font-size-asian="12pt" style:font-size-complex="12pt"/>
    </style:style>
    <style:style style:name="P87" style:family="paragraph" style:parent-style-name="Text_20_body" style:list-style-name="">
      <style:text-properties style:text-position="0% 100%" officeooo:rsid="0036d8c4" officeooo:paragraph-rsid="00d23def"/>
    </style:style>
    <style:style style:name="P88" style:family="paragraph" style:parent-style-name="Text_20_body" style:list-style-name="L2">
      <style:text-properties style:font-name="Times" fo:font-size="12pt" officeooo:rsid="0059ebb4" officeooo:paragraph-rsid="0059ebb4" style:font-size-asian="12pt" style:font-size-complex="12pt"/>
    </style:style>
    <style:style style:name="P89" style:family="paragraph" style:parent-style-name="Text_20_body" style:list-style-name="L3">
      <style:text-properties style:font-name="Times" fo:font-size="12pt" officeooo:rsid="0050d7e6" officeooo:paragraph-rsid="005183c3" style:font-size-asian="12pt" style:font-size-complex="12pt"/>
    </style:style>
    <style:style style:name="P90" style:family="paragraph" style:parent-style-name="Text_20_body" style:list-style-name="L3">
      <style:text-properties style:font-name="Times" fo:font-size="12pt" officeooo:rsid="00508381" officeooo:paragraph-rsid="00508381" style:font-size-asian="12pt" style:font-size-complex="12pt"/>
    </style:style>
    <style:style style:name="P91" style:family="paragraph" style:parent-style-name="Text_20_body" style:list-style-name="L3">
      <style:text-properties style:font-name="Times" fo:font-size="12pt" officeooo:rsid="0052d38f" officeooo:paragraph-rsid="0052d38f" style:font-size-asian="12pt" style:font-size-complex="12pt"/>
    </style:style>
    <style:style style:name="P92" style:family="paragraph" style:parent-style-name="Text_20_body" style:list-style-name="L4">
      <style:text-properties style:font-name="Times" fo:font-size="12pt" officeooo:rsid="006c4de4" officeooo:paragraph-rsid="006c4de4" style:font-size-asian="12pt" style:font-size-complex="12pt"/>
    </style:style>
    <style:style style:name="P93" style:family="paragraph" style:parent-style-name="Text_20_body" style:list-style-name="L4">
      <style:text-properties style:font-name="Times" fo:font-size="12pt" officeooo:rsid="0088edeb" officeooo:paragraph-rsid="0088edeb" style:font-size-asian="12pt" style:font-size-complex="12pt"/>
    </style:style>
    <style:style style:name="P94" style:family="paragraph" style:parent-style-name="Text_20_body" style:list-style-name="L4">
      <style:text-properties style:font-name="Times" fo:font-size="12pt" officeooo:rsid="00957e0a" officeooo:paragraph-rsid="00957e0a" style:font-size-asian="12pt" style:font-size-complex="12pt"/>
    </style:style>
    <style:style style:name="P95" style:family="paragraph" style:parent-style-name="Heading_20_3">
      <style:text-properties officeooo:rsid="002cc43d" officeooo:paragraph-rsid="002cc43d" fo:background-color="transparent"/>
    </style:style>
    <style:style style:name="P96" style:family="paragraph" style:parent-style-name="Heading_20_3">
      <style:text-properties officeooo:rsid="00a4752a" officeooo:paragraph-rsid="00a4752a"/>
    </style:style>
    <style:style style:name="P97" style:family="paragraph" style:parent-style-name="Heading_20_3">
      <style:paragraph-properties fo:break-before="page"/>
      <style:text-properties fo:background-color="transparent"/>
    </style:style>
    <style:style style:name="P98" style:family="paragraph" style:parent-style-name="Preformatted_20_Text" style:list-style-name="L5">
      <style:text-properties officeooo:paragraph-rsid="00d23def"/>
    </style:style>
    <style:style style:name="P99" style:family="paragraph" style:parent-style-name="Preformatted_20_Text" style:list-style-name="L5">
      <style:text-properties style:text-position="0% 100%" officeooo:rsid="0036d8c4" officeooo:paragraph-rsid="00d23def"/>
    </style:style>
    <style:style style:name="P100" style:family="paragraph" style:parent-style-name="Heading_20_2">
      <style:text-properties officeooo:rsid="006c4de4" officeooo:paragraph-rsid="006c4de4"/>
    </style:style>
    <style:style style:name="P101" style:family="paragraph" style:parent-style-name="Heading_20_2">
      <style:text-properties officeooo:paragraph-rsid="00d23def"/>
    </style:style>
    <style:style style:name="P102" style:family="paragraph" style:parent-style-name="Heading_20_2">
      <style:paragraph-properties fo:break-before="page"/>
      <style:text-properties officeooo:rsid="00a8f1be" officeooo:paragraph-rsid="00a8f1be" fo:background-color="transparent"/>
    </style:style>
    <style:style style:name="P103" style:family="paragraph" style:parent-style-name="Heading_20_2">
      <style:paragraph-properties fo:break-before="page"/>
      <style:text-properties officeooo:paragraph-rsid="0054a8bd"/>
    </style:style>
    <style:style style:name="P104" style:family="paragraph" style:parent-style-name="Heading_20_2" style:list-style-name="">
      <style:paragraph-properties fo:break-before="page"/>
      <style:text-properties style:text-position="0% 100%" officeooo:rsid="0036d8c4" officeooo:paragraph-rsid="00d06b6a"/>
    </style:style>
    <style:style style:name="P105" style:family="paragraph" style:parent-style-name="Heading_20_2">
      <style:paragraph-properties fo:break-before="page"/>
      <style:text-properties officeooo:paragraph-rsid="00d06b6a"/>
    </style:style>
    <style:style style:name="P106" style:family="paragraph" style:parent-style-name="Table_20_Contents">
      <style:text-properties fo:font-weight="bold" officeooo:rsid="0037b310" officeooo:paragraph-rsid="00d69785" style:font-weight-asian="bold" style:font-weight-complex="bold"/>
    </style:style>
    <style:style style:name="P107" style:family="paragraph" style:parent-style-name="Table_20_Contents">
      <style:text-properties fo:font-weight="bold" officeooo:rsid="006e0611" officeooo:paragraph-rsid="00d69785" style:font-weight-asian="bold" style:font-weight-complex="bold"/>
    </style:style>
    <style:style style:name="P108" style:family="paragraph" style:parent-style-name="Table_20_Contents">
      <style:text-properties officeooo:rsid="00b81676" officeooo:paragraph-rsid="00d69785"/>
    </style:style>
    <style:style style:name="P109" style:family="paragraph" style:parent-style-name="Table_20_Contents">
      <style:text-properties officeooo:rsid="00531c6e" officeooo:paragraph-rsid="00d69785"/>
    </style:style>
    <style:style style:name="P110" style:family="paragraph" style:parent-style-name="Table_20_Contents">
      <style:text-properties officeooo:rsid="00d69785" officeooo:paragraph-rsid="00d69785"/>
    </style:style>
    <style:style style:name="P111" style:family="paragraph" style:parent-style-name="Table_20_Contents">
      <style:text-properties officeooo:rsid="00d968ad" officeooo:paragraph-rsid="00d968ad"/>
    </style:style>
    <style:style style:name="P112" style:family="paragraph" style:parent-style-name="Table_20_Contents">
      <style:text-properties officeooo:rsid="00db09f0" officeooo:paragraph-rsid="00db09f0"/>
    </style:style>
    <style:style style:name="P113" style:family="paragraph" style:parent-style-name="Table_20_Contents">
      <style:text-properties officeooo:rsid="00de0104" officeooo:paragraph-rsid="00de0104"/>
    </style:style>
    <style:style style:name="P114" style:family="paragraph" style:parent-style-name="Heading_20_1">
      <style:paragraph-properties fo:text-align="center" style:justify-single-word="false"/>
      <style:text-properties officeooo:rsid="003d310d" officeooo:paragraph-rsid="003d310d"/>
    </style:style>
    <style:style style:name="P115" style:family="paragraph" style:parent-style-name="Heading_20_4">
      <style:text-properties fo:background-color="transparent"/>
    </style:style>
    <style:style style:name="P116" style:family="paragraph" style:parent-style-name="Heading_20_4" style:list-style-name="">
      <style:text-properties fo:background-color="transparent"/>
    </style:style>
    <style:style style:name="P117" style:family="paragraph" style:parent-style-name="Heading_20_4" style:list-style-name="">
      <style:text-properties officeooo:paragraph-rsid="005634df" fo:background-color="transparent"/>
    </style:style>
    <style:style style:name="P118" style:family="paragraph" style:parent-style-name="Heading_20_4">
      <style:text-properties officeooo:paragraph-rsid="005634df" fo:background-color="transparent"/>
    </style:style>
    <style:style style:name="P119" style:family="paragraph" style:parent-style-name="Heading_20_4">
      <style:paragraph-properties fo:break-before="page"/>
      <style:text-properties fo:background-color="transparent"/>
    </style:style>
    <style:style style:name="P120" style:family="paragraph" style:parent-style-name="Heading_20_4">
      <style:paragraph-properties fo:break-before="page"/>
      <style:text-properties officeooo:paragraph-rsid="005634df" fo:background-color="transparent"/>
    </style:style>
    <style:style style:name="T1" style:family="text">
      <style:text-properties officeooo:rsid="00164cc0"/>
    </style:style>
    <style:style style:name="T2" style:family="text">
      <style:text-properties officeooo:rsid="0017a45f"/>
    </style:style>
    <style:style style:name="T3" style:family="text">
      <style:text-properties officeooo:rsid="001a7d6e"/>
    </style:style>
    <style:style style:name="T4" style:family="text">
      <style:text-properties officeooo:rsid="001c01d2"/>
    </style:style>
    <style:style style:name="T5" style:family="text">
      <style:text-properties fo:color="#009900"/>
    </style:style>
    <style:style style:name="T6" style:family="text">
      <style:text-properties fo:color="#009900" officeooo:rsid="0022414d"/>
    </style:style>
    <style:style style:name="T7" style:family="text">
      <style:text-properties fo:color="#009900" officeooo:rsid="00276545"/>
    </style:style>
    <style:style style:name="T8" style:family="text">
      <style:text-properties fo:color="#009900" officeooo:rsid="003222ea"/>
    </style:style>
    <style:style style:name="T9" style:family="text">
      <style:text-properties fo:color="#009900" officeooo:rsid="003fef21"/>
    </style:style>
    <style:style style:name="T10" style:family="text">
      <style:text-properties fo:color="#009900" officeooo:rsid="001fe79d"/>
    </style:style>
    <style:style style:name="T11" style:family="text">
      <style:text-properties fo:color="#009900" style:font-name="Liberation Mono" fo:font-size="10pt" officeooo:rsid="001fe79d" style:font-size-asian="10pt" style:font-size-complex="10pt"/>
    </style:style>
    <style:style style:name="T12" style:family="text">
      <style:text-properties fo:color="#009900" style:font-name="Liberation Mono" fo:font-size="10pt" officeooo:rsid="0022414d" style:font-size-asian="10pt" style:font-size-complex="10pt"/>
    </style:style>
    <style:style style:name="T13" style:family="text">
      <style:text-properties fo:color="#009900" officeooo:rsid="00cba6da" fo:background-color="transparent" loext:char-shading-value="0"/>
    </style:style>
    <style:style style:name="T14" style:family="text">
      <style:text-properties fo:color="#009900" officeooo:rsid="00cc295f" fo:background-color="transparent" loext:char-shading-value="0"/>
    </style:style>
    <style:style style:name="T15" style:family="text">
      <style:text-properties fo:color="#000099"/>
    </style:style>
    <style:style style:name="T16" style:family="text">
      <style:text-properties fo:color="#000099" officeooo:rsid="00164cc0"/>
    </style:style>
    <style:style style:name="T17" style:family="text">
      <style:text-properties fo:color="#000099" officeooo:rsid="00276545"/>
    </style:style>
    <style:style style:name="T18" style:family="text">
      <style:text-properties fo:color="#000099" officeooo:rsid="003222ea"/>
    </style:style>
    <style:style style:name="T19" style:family="text">
      <style:text-properties fo:color="#000099" officeooo:rsid="003fef21"/>
    </style:style>
    <style:style style:name="T20" style:family="text">
      <style:text-properties fo:color="#000099" officeooo:rsid="007377b4"/>
    </style:style>
    <style:style style:name="T21" style:family="text">
      <style:text-properties fo:color="#000099" officeooo:rsid="001fe79d"/>
    </style:style>
    <style:style style:name="T22" style:family="text">
      <style:text-properties fo:color="#000099" officeooo:rsid="0021c853"/>
    </style:style>
    <style:style style:name="T23" style:family="text">
      <style:text-properties fo:color="#000099" officeooo:rsid="0022414d"/>
    </style:style>
    <style:style style:name="T24" style:family="text">
      <style:text-properties fo:color="#000099" officeooo:rsid="0023f2c8"/>
    </style:style>
    <style:style style:name="T25" style:family="text">
      <style:text-properties fo:color="#000099" officeooo:rsid="00276545" fo:background-color="transparent" loext:char-shading-value="0"/>
    </style:style>
    <style:style style:name="T26" style:family="text">
      <style:text-properties fo:color="#000099" officeooo:rsid="003fef21" fo:background-color="transparent" loext:char-shading-value="0"/>
    </style:style>
    <style:style style:name="T27" style:family="text">
      <style:text-properties fo:color="#000099" officeooo:rsid="00cba6da" fo:background-color="transparent" loext:char-shading-value="0"/>
    </style:style>
    <style:style style:name="T28" style:family="text">
      <style:text-properties fo:color="#000099" officeooo:rsid="00cc295f" fo:background-color="transparent" loext:char-shading-value="0"/>
    </style:style>
    <style:style style:name="T29" style:family="text">
      <style:text-properties officeooo:rsid="001fe79d"/>
    </style:style>
    <style:style style:name="T30" style:family="text">
      <style:text-properties officeooo:rsid="00204027"/>
    </style:style>
    <style:style style:name="T31" style:family="text">
      <style:text-properties officeooo:rsid="0021c853"/>
    </style:style>
    <style:style style:name="T32" style:family="text">
      <style:text-properties officeooo:rsid="0022414d"/>
    </style:style>
    <style:style style:name="T33" style:family="text">
      <style:text-properties officeooo:rsid="0023f2c8"/>
    </style:style>
    <style:style style:name="T34" style:family="text">
      <style:text-properties officeooo:rsid="00263bf2"/>
    </style:style>
    <style:style style:name="T35" style:family="text">
      <style:text-properties officeooo:rsid="00276545"/>
    </style:style>
    <style:style style:name="T36" style:family="text">
      <style:text-properties officeooo:rsid="002cc43d"/>
    </style:style>
    <style:style style:name="T37" style:family="text">
      <style:text-properties officeooo:rsid="002ca5b9"/>
    </style:style>
    <style:style style:name="T38" style:family="text">
      <style:text-properties officeooo:rsid="003410ac"/>
    </style:style>
    <style:style style:name="T39" style:family="text">
      <style:text-properties officeooo:rsid="00346c82"/>
    </style:style>
    <style:style style:name="T40" style:family="text">
      <style:text-properties officeooo:rsid="00346f2a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36d8c4"/>
    </style:style>
    <style:style style:name="T43" style:family="text">
      <style:text-properties style:text-position="0% 100%" officeooo:rsid="0057ed0d"/>
    </style:style>
    <style:style style:name="T44" style:family="text">
      <style:text-properties style:text-position="0% 100%" fo:font-weight="normal" officeooo:rsid="00636ede" style:font-weight-asian="normal" style:font-weight-complex="normal"/>
    </style:style>
    <style:style style:name="T45" style:family="text">
      <style:text-properties style:text-position="0% 100%" fo:font-weight="normal" officeooo:rsid="00662ea2" style:font-weight-asian="normal" style:font-weight-complex="normal"/>
    </style:style>
    <style:style style:name="T46" style:family="text">
      <style:text-properties style:text-position="0% 100%" style:font-name="Times New Roman1" fo:font-weight="normal" officeooo:rsid="0062553f" style:font-weight-asian="normal" style:font-weight-complex="normal"/>
    </style:style>
    <style:style style:name="T47" style:family="text">
      <style:text-properties style:text-position="0% 100%" style:font-name="Times New Roman1" fo:font-weight="normal" officeooo:rsid="00636ede" style:font-weight-asian="normal" style:font-weight-complex="normal"/>
    </style:style>
    <style:style style:name="T48" style:family="text">
      <style:text-properties style:text-position="0% 100%" fo:font-size="10pt" fo:font-weight="normal" officeooo:rsid="0062553f" style:font-size-asian="10pt" style:font-weight-asian="normal" style:font-size-complex="10pt" style:font-weight-complex="normal"/>
    </style:style>
    <style:style style:name="T49" style:family="text">
      <style:text-properties style:text-position="0% 100%" fo:font-size="10pt" fo:font-weight="normal" officeooo:rsid="0061079c" style:font-size-asian="10pt" style:font-weight-asian="normal" style:font-size-complex="10pt" style:font-weight-complex="normal"/>
    </style:style>
    <style:style style:name="T50" style:family="text">
      <style:text-properties style:text-position="0% 100%" fo:font-size="10pt" fo:font-weight="normal" officeooo:rsid="009095e7" style:font-size-asian="10pt" style:font-weight-asian="normal" style:font-size-complex="10pt" style:font-weight-complex="normal"/>
    </style:style>
    <style:style style:name="T51" style:family="text">
      <style:text-properties officeooo:rsid="0038f5f7"/>
    </style:style>
    <style:style style:name="T52" style:family="text">
      <style:text-properties officeooo:rsid="003b95db"/>
    </style:style>
    <style:style style:name="T53" style:family="text">
      <style:text-properties officeooo:rsid="0043c436"/>
    </style:style>
    <style:style style:name="T54" style:family="text">
      <style:text-properties fo:background-color="transparent" loext:char-shading-value="0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officeooo:rsid="00276545"/>
    </style:style>
    <style:style style:name="T57" style:family="text">
      <style:text-properties style:use-window-font-color="true" style:font-name="Liberation Mono" fo:font-size="10pt" officeooo:rsid="002830c0" fo:background-color="transparent" loext:char-shading-value="0" style:font-size-asian="10pt" style:font-size-complex="10pt"/>
    </style:style>
    <style:style style:name="T58" style:family="text">
      <style:text-properties style:use-window-font-color="true" officeooo:rsid="00c1ed27"/>
    </style:style>
    <style:style style:name="T59" style:family="text">
      <style:text-properties style:use-window-font-color="true" officeooo:rsid="00ca6b02"/>
    </style:style>
    <style:style style:name="T60" style:family="text">
      <style:text-properties style:use-window-font-color="true" officeooo:rsid="00cb7e66"/>
    </style:style>
    <style:style style:name="T61" style:family="text">
      <style:text-properties officeooo:rsid="005183c3"/>
    </style:style>
    <style:style style:name="T62" style:family="text">
      <style:text-properties officeooo:rsid="005e9dbe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64481a" style:font-weight-asian="normal" style:font-weight-complex="normal"/>
    </style:style>
    <style:style style:name="T65" style:family="text">
      <style:text-properties fo:font-weight="normal" officeooo:rsid="009260f9" style:font-weight-asian="normal" style:font-weight-complex="normal"/>
    </style:style>
    <style:style style:name="T66" style:family="text">
      <style:text-properties fo:font-weight="normal" officeooo:rsid="00662ea2" style:font-weight-asian="normal" style:font-weight-complex="normal"/>
    </style:style>
    <style:style style:name="T67" style:family="text">
      <style:text-properties fo:font-weight="normal" officeooo:rsid="00636ede" style:font-weight-asian="normal" style:font-weight-complex="normal"/>
    </style:style>
    <style:style style:name="T68" style:family="text">
      <style:text-properties officeooo:rsid="006702b9"/>
    </style:style>
    <style:style style:name="T69" style:family="text">
      <style:text-properties officeooo:rsid="002830c0"/>
    </style:style>
    <style:style style:name="T70" style:family="text">
      <style:text-properties officeooo:rsid="002e6ce6"/>
    </style:style>
    <style:style style:name="T71" style:family="text">
      <style:text-properties officeooo:rsid="006ad597"/>
    </style:style>
    <style:style style:name="T72" style:family="text">
      <style:text-properties officeooo:rsid="006b5443"/>
    </style:style>
    <style:style style:name="T73" style:family="text">
      <style:text-properties officeooo:rsid="006c9897"/>
    </style:style>
    <style:style style:name="T74" style:family="text">
      <style:text-properties officeooo:rsid="007e602a"/>
    </style:style>
    <style:style style:name="T75" style:family="text">
      <style:text-properties officeooo:rsid="008959ed"/>
    </style:style>
    <style:style style:name="T76" style:family="text">
      <style:text-properties fo:color="#000000"/>
    </style:style>
    <style:style style:name="T77" style:family="text">
      <style:text-properties fo:color="#000000" officeooo:rsid="00cb7e66"/>
    </style:style>
    <style:style style:name="T78" style:family="text">
      <style:text-properties fo:color="#000000" officeooo:rsid="00cba6da"/>
    </style:style>
    <style:style style:name="T79" style:family="text">
      <style:text-properties fo:color="#000000" officeooo:rsid="00cbb718"/>
    </style:style>
    <style:style style:name="T80" style:family="text">
      <style:text-properties officeooo:rsid="008dcafc"/>
    </style:style>
    <style:style style:name="T81" style:family="text">
      <style:text-properties officeooo:rsid="008fdf68"/>
    </style:style>
    <style:style style:name="T82" style:family="text">
      <style:text-properties officeooo:rsid="0096fec8"/>
    </style:style>
    <style:style style:name="T83" style:family="text">
      <style:text-properties officeooo:rsid="00985856"/>
    </style:style>
    <style:style style:name="T84" style:family="text">
      <style:text-properties officeooo:rsid="009a503b"/>
    </style:style>
    <style:style style:name="T85" style:family="text">
      <style:text-properties officeooo:rsid="009a60da"/>
    </style:style>
    <style:style style:name="T86" style:family="text">
      <style:text-properties officeooo:rsid="009c2087"/>
    </style:style>
    <style:style style:name="T87" style:family="text">
      <style:text-properties officeooo:rsid="00aa1bee"/>
    </style:style>
    <style:style style:name="T88" style:family="text">
      <style:text-properties officeooo:rsid="00ac0c75"/>
    </style:style>
    <style:style style:name="T89" style:family="text">
      <style:text-properties officeooo:rsid="00afe556"/>
    </style:style>
    <style:style style:name="T90" style:family="text">
      <style:text-properties officeooo:rsid="00163feb"/>
    </style:style>
    <style:style style:name="T91" style:family="text">
      <style:text-properties style:font-name="Times" fo:font-size="12pt" style:font-size-asian="12pt" style:font-size-complex="12pt"/>
    </style:style>
    <style:style style:name="T92" style:family="text">
      <style:text-properties officeooo:rsid="00b2a945"/>
    </style:style>
    <style:style style:name="T93" style:family="text">
      <style:text-properties officeooo:rsid="00b42665"/>
    </style:style>
    <style:style style:name="T94" style:family="text">
      <style:text-properties officeooo:rsid="00b62156"/>
    </style:style>
    <style:style style:name="T95" style:family="text">
      <style:text-properties officeooo:rsid="00b944d7"/>
    </style:style>
    <style:style style:name="T96" style:family="text">
      <style:text-properties officeooo:rsid="00bef8d6"/>
    </style:style>
    <style:style style:name="T97" style:family="text">
      <style:text-properties fo:color="#c0c0c0"/>
    </style:style>
    <style:style style:name="T98" style:family="text">
      <style:text-properties fo:color="#000080"/>
    </style:style>
    <style:style style:name="T99" style:family="text">
      <style:text-properties officeooo:rsid="00c2ebbb"/>
    </style:style>
    <style:style style:name="T100" style:family="text">
      <style:text-properties officeooo:rsid="00cf2b22"/>
    </style:style>
    <style:style style:name="T101" style:family="text">
      <style:text-properties officeooo:rsid="00d42df1"/>
    </style:style>
    <style:style style:name="T102" style:family="text">
      <style:text-properties officeooo:rsid="00d69785"/>
    </style:style>
    <style:style style:name="T103" style:family="text">
      <style:text-properties officeooo:rsid="00d74586"/>
    </style:style>
    <style:style style:name="T104" style:family="text">
      <style:text-properties officeooo:rsid="00d810f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4" text:outline-level="1"><text:bookmark-start text:name="__RefHeading___Toc129_864912710"/>Auto Converter<text:bookmark-end text:name="__RefHeading___Toc129_864912710"/></text:h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<text:a xlink:type="simple" xlink:href="#__RefHeading___Toc129_864912710" text:style-name="Index_20_Link" text:visited-style-name="Index_20_Link">Auto Converter<text:tab/>1</text:a></text:p>
          <text:p text:style-name="P65"><text:a xlink:type="simple" xlink:href="#__RefHeading___Toc131_864912710" text:style-name="Index_20_Link" text:visited-style-name="Index_20_Link">Basic Function Conversion<text:tab/>2</text:a></text:p>
          <text:p text:style-name="P64"><text:a xlink:type="simple" xlink:href="#__RefHeading___Toc1091_825054298" text:style-name="Index_20_Link" text:visited-style-name="Index_20_Link">Original Function Specification<text:tab/>2</text:a></text:p>
          <text:p text:style-name="P64"><text:a xlink:type="simple" xlink:href="#__RefHeading___Toc137_864912710" text:style-name="Index_20_Link" text:visited-style-name="Index_20_Link">Tensor Function Header<text:tab/>2</text:a></text:p>
          <text:p text:style-name="P64"><text:a xlink:type="simple" xlink:href="#__RefHeading___Toc139_864912710" text:style-name="Index_20_Link" text:visited-style-name="Index_20_Link">CPU Code<text:tab/>2</text:a></text:p>
          <text:p text:style-name="P66"><text:a xlink:type="simple" xlink:href="#__RefHeading___Toc346_864912710" text:style-name="Index_20_Link" text:visited-style-name="Index_20_Link">Function Shape Registration<text:tab/>2</text:a></text:p>
          <text:p text:style-name="P66"><text:a xlink:type="simple" xlink:href="#__RefHeading___Toc348_864912710" text:style-name="Index_20_Link" text:visited-style-name="Index_20_Link">Function Invokation<text:tab/>2</text:a></text:p>
          <text:p text:style-name="P66"><text:a xlink:type="simple" xlink:href="#__RefHeading___Toc360_864912710" text:style-name="Index_20_Link" text:visited-style-name="Index_20_Link">Function Registration<text:tab/>3</text:a></text:p>
          <text:p text:style-name="P66"><text:a xlink:type="simple" xlink:href="#__RefHeading___Toc362_864912710" text:style-name="Index_20_Link" text:visited-style-name="Index_20_Link">Actual CPU Implementation<text:tab/>3</text:a></text:p>
          <text:p text:style-name="P64"><text:a xlink:type="simple" xlink:href="#__RefHeading___Toc141_864912710" text:style-name="Index_20_Link" text:visited-style-name="Index_20_Link">GPU Code<text:tab/>4</text:a></text:p>
          <text:p text:style-name="P64"><text:a xlink:type="simple" xlink:href="#__RefHeading___Toc1093_825054298" text:style-name="Index_20_Link" text:visited-style-name="Index_20_Link">DimSize<text:tab/>4</text:a></text:p>
          <text:p text:style-name="P65"><text:a xlink:type="simple" xlink:href="#__RefHeading___Toc1095_825054298" text:style-name="Index_20_Link" text:visited-style-name="Index_20_Link">Special Cases<text:tab/>4</text:a></text:p>
          <text:p text:style-name="P64"><text:a xlink:type="simple" xlink:href="#__RefHeading___Toc1097_825054298" text:style-name="Index_20_Link" text:visited-style-name="Index_20_Link">Template Functions<text:tab/>4</text:a></text:p>
          <text:p text:style-name="P65"><text:a xlink:type="simple" xlink:href="#__RefHeading___Toc143_864912710" text:style-name="Index_20_Link" text:visited-style-name="Index_20_Link">Type Conversion<text:tab/>5</text:a></text:p>
          <text:p text:style-name="P65"><text:a xlink:type="simple" xlink:href="#__RefHeading___Toc1099_825054298" text:style-name="Index_20_Link" text:visited-style-name="Index_20_Link">Tensorflow Custom Op with Template (not used)<text:tab/>5</text:a></text:p>
          <text:p text:style-name="P65"><text:a xlink:type="simple" xlink:href="#__RefHeading___Toc403_864912710" text:style-name="Index_20_Link" text:visited-style-name="Index_20_Link"><text:span text:style-name="T41">U</text:span></text:a><text:a xlink:type="simple" xlink:href="#__RefHeading___Toc403_864912710" text:style-name="Index_20_Link" text:visited-style-name="Index_20_Link"><text:span text:style-name="T41">til Function Conversion</text:span></text:a><text:a xlink:type="simple" xlink:href="#__RefHeading___Toc403_864912710" text:style-name="Index_20_Link" text:visited-style-name="Index_20_Link"><text:tab/>5</text:a></text:p>
          <text:p text:style-name="P64"><text:a xlink:type="simple" xlink:href="#__RefHeading___Toc350_864912710" text:style-name="Index_20_Link" text:visited-style-name="Index_20_Link">GPU<text:tab/>5</text:a></text:p>
          <text:p text:style-name="P65"><text:a xlink:type="simple" xlink:href="#__RefHeading___Toc405_864912710" text:style-name="Index_20_Link" text:visited-style-name="Index_20_Link">Others<text:tab/>5</text:a></text:p>
          <text:p text:style-name="P65"><text:a xlink:type="simple" xlink:href="#__RefHeading___Toc1101_825054298" text:style-name="Index_20_Link" text:visited-style-name="Index_20_Link">Limitations<text:tab/>6</text:a></text:p>
          <text:p text:style-name="P65"><text:a xlink:type="simple" xlink:href="#__RefHeading___Toc1103_825054298" text:style-name="Index_20_Link" text:visited-style-name="Index_20_Link">Const<text:tab/>7</text:a></text:p>
        </text:index-body>
      </text:table-of-content>
      <text:p text:style-name="P2"/>
      <text:h text:style-name="P102" text:outline-level="2"><text:bookmark-start text:name="__RefHeading___Toc131_864912710"/>Basic Function Conversion <text:bookmark-end text:name="__RefHeading___Toc131_864912710"/></text:h>
      <text:h text:style-name="Heading_20_3" text:outline-level="3"><text:bookmark-start text:name="__RefHeading___Toc1091_825054298"/>Original Function Specification<text:bookmark-end text:name="__RefHeading___Toc1091_825054298"/></text:h>
      <text:p text:style-name="P38">// <text:span text:style-name="T96">Let be Y be of type Grid</text:span></text:p>
      <text:p text:style-name="P38"><text:span text:style-name="T2">void </text:span>func<text:span text:style-name="T71">N</text:span>ame(<text:span text:style-name="T5">const Y y</text:span>, <text:span text:style-name="T15">Z z</text:span>, ...) { } </text:p>
      <text:p text:style-name="P24"/>
      <text:h text:style-name="P95" text:outline-level="3"><text:bookmark-start text:name="__RefHeading___Toc137_864912710"/>Tensor Function Header<text:bookmark-end text:name="__RefHeading___Toc137_864912710"/></text:h>
      <text:p text:style-name="P48">template &lt;typename Device&gt;</text:p>
      <text:p text:style-name="P48">struct <text:span text:style-name="T69">func_name</text:span>Functor {</text:p>
      <text:p text:style-name="P49"><text:s/><text:tab/>void operator()(const Device&amp; d, <text:span text:style-name="T5">const </text:span><text:span text:style-name="T9">Y</text:span><text:span text:style-name="T5"> y_in</text:span>, <text:span text:style-name="T15">const </text:span><text:span text:style-name="T19">Z</text:span><text:span text:style-name="T15"> z_in</text:span><text:span text:style-name="T55">,</text:span><text:span text:style-name="T15"> </text:span><text:span text:style-name="T19">Z z</text:span><text:span text:style-name="T15">_out</text:span>);</text:p>
      <text:p text:style-name="P48">};</text:p>
      <text:p text:style-name="P24"/>
      <text:h text:style-name="P95" text:outline-level="3"><text:bookmark-start text:name="__RefHeading___Toc139_864912710"/>CPU Code<text:bookmark-end text:name="__RefHeading___Toc139_864912710"/></text:h>
      <text:h text:style-name="P115" text:outline-level="4"><text:bookmark-start text:name="__RefHeading___Toc346_864912710"/>Function <text:span text:style-name="T38">Shape </text:span>Registration<text:bookmark-end text:name="__RefHeading___Toc346_864912710"/></text:h>
      <text:p text:style-name="P36">// <text:span text:style-name="T30">Y -&gt; B, Z -&gt; C</text:span></text:p>
      <text:p text:style-name="P36">Register_OP("<text:span text:style-name="T71">FuncName</text:span>")</text:p>
      <text:p text:style-name="P36"><text:tab/>.Input("<text:span text:style-name="T5">in_y: B</text:span>")<text:tab/><text:tab/>// <text:span text:style-name="T2">y</text:span></text:p>
      <text:p text:style-name="P36"><text:tab/>.Input("<text:span text:style-name="T15">in_z: C</text:span>")<text:tab/><text:tab/>// <text:span text:style-name="T2">z</text:span></text:p>
      <text:p text:style-name="P36"><text:tab/>.Output("<text:span text:style-name="T15">out_z: C</text:span>")<text:tab/><text:tab/>// <text:span text:style-name="T3">z</text:span></text:p>
      <text:p text:style-name="P36"><text:tab/>SetShapeFn( ::tensorflow::shape_inference::InferenceContext* c<text:span text:style-name="T1">ontext</text:span>) {</text:p>
      <text:p text:style-name="P37"><text:s text:c="6"/><text:tab/><text:tab/><text:span text:style-name="T15">c</text:span><text:span text:style-name="T16">ontext</text:span><text:span text:style-name="T15">-&gt;set_output(</text:span><text:span text:style-name="T20">0</text:span><text:span text:style-name="T15">, </text:span><text:span text:style-name="T16">context-&gt;input(1)</text:span><text:span text:style-name="T15">);</text:span><text:tab/><text:tab/>// <text:span text:style-name="T2">z</text:span></text:p>
      <text:p text:style-name="P36"><text:s text:c="6"/><text:tab/><text:tab/>return Status::OK();</text:p>
      <text:p text:style-name="P36"><text:s text:c="4"/><text:tab/>});</text:p>
      <text:p text:style-name="P24"/>
      <text:h text:style-name="P116" text:outline-level="4"/>
      <text:h text:style-name="P119" text:outline-level="4"><text:bookmark-start text:name="__RefHeading___Toc348_864912710"/>Function Invokation<text:bookmark-end text:name="__RefHeading___Toc348_864912710"/></text:h>
      <text:p text:style-name="P46">class func_nameOp : public OpKernel {</text:p>
      <text:p text:style-name="P46">public:</text:p>
      <text:p text:style-name="P46"><text:tab/>explicit func_nameOp(OpKernelConstruction* context) : OpKernel(context) {}</text:p>
      <text:p text:style-name="P46"><text:tab/></text:p>
      <text:p text:style-name="P51"><text:span text:style-name="T54"><text:tab/>void Compute(OpKernelContext* context</text:span>) override {</text:p>
      <text:p text:style-name="P51"><text:tab/><text:tab/>// <text:span text:style-name="T53">Input Tensors</text:span></text:p>
      <text:p text:style-name="P52"><text:s text:c="4"/><text:tab/><text:tab/><text:span text:style-name="T5">const Tensor&amp; y_</text:span><text:span text:style-name="T6">in_</text:span><text:span text:style-name="T5">tensor = context-&gt;input(0);</text:span></text:p>
      <text:p text:style-name="P55"><text:s text:c="4"/><text:tab/><text:tab/>const B* y_<text:span text:style-name="T32">in_</text:span>data = y_<text:span text:style-name="T32">in_</text:span>tensor.flat&lt;B&gt;().data();</text:p>
      <text:p text:style-name="P55"/>
      <text:p text:style-name="P17"><text:s text:c="4"/><text:tab/><text:tab/>const Tensor&amp; <text:span text:style-name="T31">z</text:span>_<text:span text:style-name="T32">in_</text:span>tensor = context-&gt;input(<text:span text:style-name="T31">1</text:span>);</text:p>
      <text:p text:style-name="P17"><text:s text:c="4"/><text:tab/><text:tab/>const <text:span text:style-name="T31">C</text:span>* <text:span text:style-name="T31">z</text:span>_<text:span text:style-name="T32">in_</text:span>data = <text:span text:style-name="T31">z</text:span>_<text:span text:style-name="T32">in_</text:span>tensor.flat&lt;<text:span text:style-name="T31">C</text:span>&gt;().data();</text:p>
      <text:p text:style-name="P21"/>
      <text:p text:style-name="P18"><text:s text:c="4"/><text:tab/><text:tab/>Tensor* <text:span text:style-name="T32">z_out_tensor</text:span> = NULL;</text:p>
      <text:p text:style-name="P19"><text:s text:c="4"/><text:tab/><text:tab/>OP_REQUIRES_OK(context, context-&gt;allocate_output(<text:span text:style-name="T34">1,</text:span> <text:tab/><text:tab/><text:tab/><text:tab/><text:tab/><text:tab/>z<text:span text:style-name="T29">_in_tensor</text:span>.shape(), &amp;<text:span text:style-name="T32">z_out_tensor</text:span>));</text:p>
      <text:p text:style-name="P20"><text:tab/><text:tab/><text:span text:style-name="T33">z_out_data = z_out_tensor.flat&lt;</text:span>C<text:span text:style-name="T33">&gt;().data();</text:span></text:p>
      <text:p text:style-name="P20"/>
      <text:p text:style-name="P6"><text:tab/><text:tab/>// <text:span text:style-name="T99">Retrieve dimensions</text:span></text:p>
      <text:p text:style-name="P70"><text:span text:style-name="T97"><text:s text:c="12"/></text:span><text:span text:style-name="T55">long</text:span><text:span text:style-name="T97"> </text:span><text:span text:style-name="T76">batches</text:span><text:span text:style-name="T97"> 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0</text:span><text:span text:style-name="T76">);</text:span></text:p>
      <text:p text:style-name="P70"><text:span text:style-name="T97"><text:s text:c="12"/></text:span><text:span text:style-name="T58">lo</text:span><text:span text:style-name="T55">ng</text:span><text:span text:style-name="T97"> </text:span><text:span text:style-name="T76">depth</text:span><text:span text:style-name="T97"> <text:s text:c="2"/>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1</text:span><text:span text:style-name="T76">);</text:span></text:p>
      <text:p text:style-name="P70"><text:span text:style-name="T97"><text:s text:c="12"/></text:span><text:span text:style-name="T55">long</text:span><text:span text:style-name="T97"> </text:span><text:span text:style-name="T76">height</text:span><text:span text:style-name="T97"> <text:s/>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2</text:span><text:span text:style-name="T76">);</text:span></text:p>
      <text:p text:style-name="P70"><text:span text:style-name="T97"><text:s text:c="12"/></text:span><text:span text:style-name="T55">long</text:span><text:span text:style-name="T97"> </text:span><text:span text:style-name="T76">width</text:span><text:span text:style-name="T97"> <text:s text:c="2"/>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3</text:span><text:span text:style-name="T76">);</text:span></text:p>
      <text:p text:style-name="P71"><text:span text:style-name="T97"><text:s text:c="12"/></text:span>DimSize<text:span text:style-name="T97"> </text:span><text:span text:style-name="T76">dimSize</text:span><text:span text:style-name="T97"> </text:span><text:span text:style-name="T76">=</text:span><text:span text:style-name="T97"> </text:span>DimSize<text:span text:style-name="T76">(batches,</text:span><text:span text:style-name="T97"> </text:span><text:span text:style-name="T76">depth,</text:span><text:span text:style-name="T97"> </text:span><text:span text:style-name="T76">height,</text:span><text:span text:style-name="T97"> </text:span><text:span text:style-name="T76">width);</text:span><text:span text:style-name="T57"><text:tab/><text:tab/></text:span></text:p>
      <text:p text:style-name="P77"/>
      <text:p text:style-name="P77"><text:tab/><text:tab/>func_nameFunctor&lt;Device&gt;()(</text:p>
      <text:p text:style-name="P58"><text:tab/><text:tab/><text:tab/>context-&gt;eigen_device&lt;Device&gt;(),</text:p>
      <text:p text:style-name="P56"><text:tab/><text:tab/><text:tab/><text:span text:style-name="T76">dimSize,</text:span></text:p>
      <text:p text:style-name="P57"><text:tab/><text:tab/><text:tab/><text:span text:style-name="T10">y_</text:span><text:span text:style-name="T6">in_</text:span><text:span text:style-name="T10">data</text:span>, <text:span text:style-name="T22">z</text:span><text:span text:style-name="T21">_</text:span><text:span text:style-name="T23">in_</text:span><text:span text:style-name="T21">data</text:span>, <text:span text:style-name="T24">z_out_data</text:span>);</text:p>
      <text:p text:style-name="P46"><text:tab/><text:span text:style-name="T4">}</text:span></text:p>
      <text:p text:style-name="P47">}</text:p>
      <text:p text:style-name="P22"/>
      <text:h text:style-name="P115" text:outline-level="4"><text:bookmark-start text:name="__RefHeading___Toc360_864912710"/>Function Registration<text:bookmark-end text:name="__RefHeading___Toc360_864912710"/></text:h>
      <text:p text:style-name="P43">// <text:span text:style-name="T39">Register the CPU Kernel</text:span></text:p>
      <text:p text:style-name="P43">REGISTER_KERNEL_BUILDER(Name("<text:span text:style-name="T72">FuncName</text:span>").Device(DEVICE_CPU), <text:tab/><text:span text:style-name="T68">FuncName</text:span>Op<text:span text:style-name="T39">&lt;DEVICE_CPU&gt;)</text:span>;</text:p>
      <text:p text:style-name="P43"/>
      <text:p text:style-name="P43">// <text:span text:style-name="T39">Register the GPU Kernel</text:span></text:p>
      <text:p text:style-name="P45">#ifdef GOOGLE_CUDA <text:s text:c="34"/></text:p>
      <text:p text:style-name="P44">REGISTER_KERNEL_BUILDER(Name("<text:span text:style-name="T72">FuncName</text:span>").Device(DEVICE_<text:span text:style-name="T40">G</text:span>PU), <text:tab/><text:span text:style-name="T68">FuncName</text:span>Op<text:span text:style-name="T39">&lt;DEVICE_GPU&gt;)</text:span>;</text:p>
      <text:p text:style-name="P45">#endif <text:s/>// GOOGLE_CUDA</text:p>
      <text:h text:style-name="P118" text:outline-level="4"/>
      <text:h text:style-name="P117" text:outline-level="4"/>
      <text:h text:style-name="P120" text:outline-level="4"><text:bookmark-start text:name="__RefHeading___Toc362_864912710"/><text:span text:style-name="T36">Actual </text:span>CPU Implementation<text:bookmark-end text:name="__RefHeading___Toc362_864912710"/></text:h>
      <text:p text:style-name="P23"/>
      <text:p text:style-name="P27">template &lt;&gt;</text:p>
      <text:p text:style-name="P27">struct <text:span text:style-name="T69">funcNameFunctor</text:span>&lt;CPUDevice&gt; {</text:p>
      <text:p text:style-name="P28"><text:s text:c="2"/><text:tab/>void operator()<text:span text:style-name="T35">(const CPUDevice&amp; d, Dimsize dimSize, </text:span><text:span text:style-name="T7">const </text:span><text:span text:style-name="T9">Y</text:span><text:span text:style-name="T7"> y_in</text:span><text:span text:style-name="T35">, </text:span></text:p>
      <text:p text:style-name="P29"><text:span text:style-name="T17"><text:tab/><text:tab/><text:tab/><text:tab/><text:tab/>const </text:span><text:span text:style-name="T19">Z</text:span><text:span text:style-name="T17"> z_in</text:span><text:span text:style-name="T56">,</text:span><text:span text:style-name="T17"> </text:span><text:span text:style-name="T19">Z z</text:span><text:span text:style-name="T17">_out</text:span><text:span text:style-name="T35">)</text:span> { <text:s/></text:p>
      <text:p text:style-name="P53"><text:span text:style-name="T97"><text:tab/></text:span><text:span text:style-name="T55"><text:tab/>for(int i = 0; i &lt; dimS</text:span><text:span text:style-name="T76">ize.</text:span>lengthOf<text:span text:style-name="T76">(</text:span><text:span text:style-name="T59">standardLength(Z)</text:span><text:span text:style-name="T76">);</text:span><text:span text:style-name="T97"> </text:span><text:span text:style-name="T76">i++)</text:span><text:span text:style-name="T97"> </text:span><text:span text:style-name="T76">{</text:span></text:p>
      <text:p text:style-name="P73"><text:span text:style-name="T97"><text:s text:c="16"/></text:span><text:span text:style-name="T26">z</text:span><text:span text:style-name="T25">_out</text:span><text:span text:style-name="T76">[i]</text:span><text:span text:style-name="T97"> </text:span><text:span text:style-name="T76">=</text:span><text:span text:style-name="T97"> </text:span><text:span text:style-name="T25">z_in</text:span><text:span text:style-name="T76">[i];</text:span></text:p>
      <text:p text:style-name="P68"><text:span text:style-name="T97"><text:s text:c="8"/><text:tab/></text:span><text:span text:style-name="T76">}</text:span></text:p>
      <text:p text:style-name="P69"><text:s text:c="8"/><text:tab/>FluidSolver fluidSolver = FluidSolver(Vec3i(dimSize.width, <text:tab/><text:tab/><text:tab/><text:tab/><text:tab/>dimSize.height, dimSize.depth));</text:p>
      <text:p text:style-name="P76"><text:s text:c="8"/><text:tab/>for(int i_b = 0; i_b &lt; dimSize.batches; i_b++) {</text:p>
      <text:p text:style-name="P75"><text:span text:style-name="T76"><text:tab/><text:tab/><text:tab/></text:span><text:span text:style-name="T14">B b</text:span><text:span text:style-name="T78"> = convert(</text:span><text:span text:style-name="T14">y_in</text:span><text:span text:style-name="T78">);</text:span></text:p>
      <text:p text:style-name="P75"><text:span text:style-name="T78"><text:tab/><text:tab/><text:tab/></text:span><text:span text:style-name="T28">Z z</text:span><text:span text:style-name="T79"> = convert(</text:span><text:span text:style-name="T28">z_out</text:span><text:span text:style-name="T79">);</text:span></text:p>
      <text:p text:style-name="P78"/>
      <text:p text:style-name="P74"><text:span text:style-name="T97"><text:s text:c="16"/><text:tab/></text:span><text:span text:style-name="T60">funcName</text:span><text:span text:style-name="T76">(</text:span><text:span text:style-name="T13">b</text:span><text:span text:style-name="T77">, </text:span><text:span text:style-name="T27">c</text:span><text:span text:style-name="T76">);</text:span></text:p>
      <text:p text:style-name="P72"><text:span text:style-name="T97"><text:s text:c="8"/><text:tab/></text:span><text:span text:style-name="T76">}</text:span></text:p>
      <text:p text:style-name="P29"><text:tab/>}</text:p>
      <text:p text:style-name="P27">};</text:p>
      <text:h text:style-name="P97" text:outline-level="3"><text:bookmark-start text:name="__RefHeading___Toc141_864912710"/>GPU <text:span text:style-name="T36">Code</text:span><text:bookmark-end text:name="__RefHeading___Toc141_864912710"/></text:h>
      <text:p text:style-name="P33">// Define the CUDA kernel.</text:p>
      <text:p text:style-name="P34">__global__ void <text:span text:style-name="T70">funcName</text:span>CudaKernel(<text:span text:style-name="T7">const </text:span><text:span text:style-name="T9">Y</text:span><text:span text:style-name="T7"> y_in</text:span><text:span text:style-name="T35">, </text:span><text:span text:style-name="T17">const </text:span><text:span text:style-name="T19">Z</text:span><text:span text:style-name="T17"> z_in</text:span><text:span text:style-name="T56">,</text:span><text:span text:style-name="T17"> </text:span><text:span text:style-name="T19">Z z</text:span><text:span text:style-name="T17">_out</text:span>) { }</text:p>
      <text:p text:style-name="P33"/>
      <text:p text:style-name="P33">// Define the GPU implementation that launches the CUDA kernel.</text:p>
      <text:p text:style-name="P25">template &lt;&gt;</text:p>
      <text:p text:style-name="P25"><text:span text:style-name="T37">void</text:span> <text:span text:style-name="T69">func_nameFunctor</text:span>&lt;<text:span text:style-name="T37">GPUDevice</text:span>&gt; {</text:p>
      <text:p text:style-name="P26"><text:s text:c="2"/><text:tab/>void operator()<text:span text:style-name="T35">(const GPUDevice&amp; d, </text:span><text:span text:style-name="T7">const </text:span><text:span text:style-name="T9">Y</text:span><text:span text:style-name="T7"> y_in</text:span><text:span text:style-name="T35">, </text:span><text:span text:style-name="T17">const </text:span><text:span text:style-name="T19">Z</text:span><text:span text:style-name="T17"> z_in</text:span><text:span text:style-name="T56">,</text:span><text:span text:style-name="T17"> </text:span><text:span text:style-name="T19">Z z</text:span><text:span text:style-name="T17">_out</text:span><text:span text:style-name="T35">)</text:span> { <text:s/></text:p>
      <text:p text:style-name="P30"><text:s text:c="2"/><text:tab/><text:tab/>// Launch the cuda kernel.</text:p>
      <text:p text:style-name="P30"/>
      <text:p text:style-name="P30"><text:s text:c="2"/><text:tab/><text:tab/>int block_count = 1024;</text:p>
      <text:p text:style-name="P30"><text:s text:c="2"/><text:tab/><text:tab/>int thread_per_block = 20;</text:p>
      <text:p text:style-name="P31"><text:s text:c="2"/><text:tab/><text:tab/> <text:span text:style-name="T70">funcName</text:span>CudaKernel</text:p>
      <text:p text:style-name="P32"><text:s text:c="6"/><text:tab/><text:tab/><text:tab/>&lt;&lt;&lt;block_count, thread_per_block, 0, d.stream()&gt;&gt;&gt;(<text:span text:style-name="T8">y_in</text:span>, <text:tab/><text:tab/><text:tab/><text:tab/><text:tab/><text:tab/><text:span text:style-name="T18">z_in</text:span>, <text:span text:style-name="T18">z_out</text:span>);</text:p>
      <text:p text:style-name="P25"><text:tab/>}</text:p>
      <text:p text:style-name="P25">};</text:p>
      <text:p text:style-name="P25"/>
      <text:p text:style-name="P25"/>
      <text:h text:style-name="Heading_20_3" text:outline-level="3"><text:bookmark-start text:name="__RefHeading___Toc1093_825054298"/>DimSize<text:bookmark-end text:name="__RefHeading___Toc1093_825054298"/></text:h>
      <text:p text:style-name="P61">The converter tries to fill the values of DimSize as much as possible. The success depends on the parameters of the function. <text:s/>All parameters are expected to be at least an array with a batch dimension. With, <text:span text:style-name="T80">h</text:span>eight and <text:span text:style-name="T80">d</text:span>epth can only be identified if at least one parameter is of type Grid. <text:s/><text:span text:style-name="T80">In the case of a 2D simulation depth will one.</text:span></text:p>
      <text:p text:style-name="P59"/>
      <text:p text:style-name="P59">// <text:span text:style-name="T74">Stores dimensions of the simulation</text:span></text:p>
      <text:p text:style-name="P60">class DimSize {</text:p>
      <text:p text:style-name="P60">public: </text:p>
      <text:p text:style-name="P60"><text:s text:c="4"/>long batches;</text:p>
      <text:p text:style-name="P60"><text:s text:c="4"/>long width;</text:p>
      <text:p text:style-name="P60"><text:s text:c="4"/>long height;</text:p>
      <text:p text:style-name="P60"><text:s text:c="4"/>long depth; <text:tab/>// <text:span text:style-name="T81">1 in case of 2D</text:span></text:p>
      <text:p text:style-name="P60">}</text:p>
      <text:p text:style-name="P60"/>
      <text:h text:style-name="Heading_20_3" text:outline-level="3">Convert</text:h>
      <text:p text:style-name="P62">The conversion from a Tensorflow type to the required Mantaflow type strongly depends on the original type. <text:span text:style-name="T101">(tbc.)</text:span></text:p>
      <text:h text:style-name="Heading_20_2" text:outline-level="2"><text:bookmark-start text:name="__RefHeading___Toc1095_825054298"/>Special Cases<text:bookmark-end text:name="__RefHeading___Toc1095_825054298"/></text:h>
      <text:h text:style-name="P96" text:outline-level="3"><text:bookmark-start text:name="__RefHeading___Toc1097_825054298"/>Template Functions<text:bookmark-end text:name="__RefHeading___Toc1097_825054298"/></text:h>
      <text:p text:style-name="P39"/>
      <text:p text:style-name="P39"><text:span text:style-name="T88">TKernel() </text:span>template &lt;<text:span text:style-name="T76">class T&gt;</text:span></text:p>
      <text:p text:style-name="P35"><text:span text:style-name="T2">void </text:span>func<text:span text:style-name="T71">N</text:span>ame(<text:span text:style-name="T87">Grid&lt;T&gt; grid, T t</text:span>) { } </text:p>
      <text:p text:style-name="P40"/>
      <text:p text:style-name="P54">A template function get<text:span text:style-name="T93">s</text:span> <text:span text:style-name="T94">prepreprocessed and is </text:span>split into multiple operators <text:span text:style-name="T94">that are no longer dependend on a generic type.</text:span></text:p>
      <text:p text:style-name="P40"/>
      <text:p text:style-name="P41">=&gt; <text:span text:style-name="T89">T = {bool, int, float, Vec3} </text:span></text:p>
      <text:p text:style-name="P42">=&gt; Manta Func Call:= <text:span text:style-name="T90">funcName</text:span>&lt;T&gt;(...)</text:p>
      <text:p text:style-name="P42">=&gt; Tensor Func Call:= func_name_T<text:span text:style-name="T92">(...)</text:span></text:p>
      <text:p text:style-name="P50"/>
      <text:p text:style-name="P60"/>
      <text:h text:style-name="P103" text:outline-level="2"><text:bookmark-start text:name="__RefHeading___Toc403_864912710"/><text:span text:style-name="T42">U</text:span><text:span text:style-name="T41">til Function Conversion</text:span><text:bookmark-end text:name="__RefHeading___Toc403_864912710"/></text:h>
      <text:list xml:id="list4535078319819519013" text:style-name="L1">
        <text:list-item>
          <text:p text:style-name="P84">Mantaflow Class: Create constructor for Tensorflow type</text:p>
        </text:list-item>
        <text:list-item>
          <text:p text:style-name="P84">Create read-only class variants </text:p>
        </text:list-item>
        <text:list-item>
          <text:p text:style-name="P85">Add batch dimension</text:p>
        </text:list-item>
      </text:list>
      <text:h text:style-name="Heading_20_3" text:outline-level="3"><text:bookmark-start text:name="__RefHeading___Toc350_864912710"/>GPU<text:bookmark-end text:name="__RefHeading___Toc350_864912710"/></text:h>
      <text:list xml:id="list4518406665496825464" text:style-name="L2">
        <text:list-item>
          <text:p text:style-name="P88"><text:span text:style-name="T43">D</text:span><text:span text:style-name="T41">uplicate code</text:span></text:p>
        </text:list-item>
        <text:list-item>
          <text:p text:style-name="P86">Substitute __inline for __device__</text:p>
        </text:list-item>
      </text:list>
      <text:h text:style-name="Heading_20_2" text:outline-level="2"><text:bookmark-start text:name="__RefHeading___Toc405_864912710"/>Others<text:bookmark-end text:name="__RefHeading___Toc405_864912710"/></text:h>
      <text:list xml:id="list2001134033265573542" text:style-name="L3">
        <text:list-item>
          <text:p text:style-name="P89"><text:span text:style-name="T61">Specify</text:span> function to convert <text:span text:style-name="T82">(currently via TKernel; subject to change)</text:span></text:p>
        </text:list-item>
        <text:list-item>
          <text:p text:style-name="P90">Create Build file</text:p>
        </text:list-item>
        <text:list-item>
          <text:p text:style-name="P91">Build Tensorflow <text:span text:style-name="T83">custom ops</text:span></text:p>
        </text:list-item>
        <text:list-item>
          <text:p text:style-name="P91"/>
        </text:list-item>
      </text:list>
      <text:h text:style-name="P100" text:outline-level="2"><text:bookmark-start text:name="__RefHeading___Toc1101_825054298"/>Limitations<text:bookmark-end text:name="__RefHeading___Toc1101_825054298"/></text:h>
      <text:list xml:id="list582747888505154913" text:style-name="L4">
        <text:list-item>
          <text:p text:style-name="P92">Functions with return value not supported: generic shape inference impossible</text:p>
        </text:list-item>
        <text:list-item>
          <text:p text:style-name="P92">Functions with more than one none const parameter not supported: <text:span text:style-name="T73">Tensorflow custom op allows only one return value</text:span></text:p>
        </text:list-item>
        <text:list-item>
          <text:p text:style-name="P93">Only supports float precision caluclation. <text:span text:style-name="T75">(Mantaflows Real type is always interpreted as float)</text:span></text:p>
        </text:list-item>
        <text:list-item>
          <text:p text:style-name="P94"><text:span text:style-name="T86">Generic types</text:span> have limited support. Concrete templete implementation can not be interpreted by the current Mantaflow parser. Additionally, nested <text:span text:style-name="T86">templates are not correctly interpreted.</text:span></text:p>
        </text:list-item>
      </text:list>
      <text:h text:style-name="P104" text:outline-level="2"><text:span text:style-name="T100">Appendix A: </text:span>Type Conversion</text:h>
      <text:h text:style-name="P87" text:outline-level="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/>
          </table:table-cell>
          <table:table-cell table:style-name="Tabelle1.B1" office:value-type="string">
            <text:p text:style-name="P7">Manta<text:span text:style-name="T52">flow</text:span></text:p>
          </table:table-cell>
          <table:table-cell table:style-name="Tabelle1.C1" office:value-type="string">
            <text:p text:style-name="P8">Tensorflow</text:p>
          </table:table-cell>
        </table:table-row>
        <table:table-row>
          <table:table-cell table:style-name="Tabelle1.A2" office:value-type="string">
            <text:p text:style-name="P14">Basic Type</text:p>
          </table:table-cell>
          <table:table-cell table:style-name="Tabelle1.B2" office:value-type="string">
            <text:p text:style-name="P11"/>
          </table:table-cell>
          <table:table-cell table:style-name="Tabelle1.C2" office:value-type="string">
            <text:p text:style-name="P11"/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Real</text:p>
          </table:table-cell>
          <table:table-cell table:style-name="Tabelle1.C2" office:value-type="string">
            <text:p text:style-name="P11">float</text:p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Float</text:p>
          </table:table-cell>
          <table:table-cell table:style-name="Tabelle1.C2" office:value-type="string">
            <text:p text:style-name="P11">float</text:p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Int</text:p>
          </table:table-cell>
          <table:table-cell table:style-name="Tabelle1.C2" office:value-type="string">
            <text:p text:style-name="P11">int32</text:p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Bool</text:p>
          </table:table-cell>
          <table:table-cell table:style-name="Tabelle1.C2" office:value-type="string">
            <text:p text:style-name="P11">bool</text:p>
          </table:table-cell>
        </table:table-row>
        <table:table-row>
          <table:table-cell table:style-name="Tabelle1.A2" office:value-type="string">
            <text:p text:style-name="P15">Vec3</text:p>
          </table:table-cell>
          <table:table-cell table:style-name="Tabelle1.B2" office:value-type="string">
            <text:p text:style-name="P9"/>
          </table:table-cell>
          <table:table-cell table:style-name="Tabelle1.C2" office:value-type="string">
            <text:p text:style-name="P10"/>
          </table:table-cell>
        </table:table-row>
        <table:table-row>
          <table:table-cell table:style-name="Tabelle1.A1" office:value-type="string">
            <text:p text:style-name="P15"/>
          </table:table-cell>
          <table:table-cell table:style-name="Tabelle1.B3" office:value-type="string">
            <text:p text:style-name="P9">Vec3</text:p>
          </table:table-cell>
          <table:table-cell table:style-name="Tabelle1.C2" office:value-type="string">
            <text:p text:style-name="P10">float*</text:p>
          </table:table-cell>
        </table:table-row>
        <table:table-row>
          <table:table-cell table:style-name="Tabelle1.A2" office:value-type="string">
            <text:p text:style-name="P14">Generic</text:p>
          </table:table-cell>
          <table:table-cell table:style-name="Tabelle1.B3" office:value-type="string">
            <text:p text:style-name="P12"/>
          </table:table-cell>
          <table:table-cell table:style-name="Tabelle1.C2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B3" office:value-type="string">
            <text:p text:style-name="P12">T</text:p>
          </table:table-cell>
          <table:table-cell table:style-name="Tabelle1.C2" office:value-type="string">
            <text:p text:style-name="P14">Basic Type / <text:span text:style-name="T95">float*</text:span></text:p>
          </table:table-cell>
        </table:table-row>
        <table:table-row>
          <table:table-cell table:style-name="Tabelle1.A2" office:value-type="string">
            <text:p text:style-name="P14">Grid</text:p>
          </table:table-cell>
          <table:table-cell table:style-name="Tabelle1.B3" office:value-type="string">
            <text:p text:style-name="P9"/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1" office:value-type="string">
            <text:p text:style-name="P9"/>
          </table:table-cell>
          <table:table-cell table:style-name="Tabelle1.B3" office:value-type="string">
            <text:p text:style-name="P9">MACGrid</text:p>
          </table:table-cell>
          <table:table-cell table:style-name="Tabelle1.C2" office:value-type="string">
            <text:p text:style-name="P9">float*</text:p>
          </table:table-cell>
        </table:table-row>
        <table:table-row>
          <table:table-cell table:style-name="Tabelle1.A1" office:value-type="string">
            <text:p text:style-name="P9"/>
          </table:table-cell>
          <table:table-cell table:style-name="Tabelle1.B3" office:value-type="string">
            <text:p text:style-name="P9">FlagGrid</text:p>
          </table:table-cell>
          <table:table-cell table:style-name="Tabelle1.C2" office:value-type="string">
            <text:p text:style-name="P9">int<text:span text:style-name="T51">32</text:span>*</text:p>
          </table:table-cell>
        </table:table-row>
        <table:table-row>
          <table:table-cell table:style-name="Tabelle1.A2" office:value-type="string">
            <text:p text:style-name="P16">Generic Grid</text:p>
          </table:table-cell>
          <table:table-cell table:style-name="Tabelle1.B3" office:value-type="string">
            <text:p text:style-name="P9"/>
          </table:table-cell>
          <table:table-cell table:style-name="Tabelle1.C2" office:value-type="string">
            <text:p text:style-name="P13"/>
          </table:table-cell>
        </table:table-row>
        <table:table-row>
          <table:table-cell table:style-name="Tabelle1.A1" office:value-type="string">
            <text:p text:style-name="P16"/>
          </table:table-cell>
          <table:table-cell table:style-name="Tabelle1.B3" office:value-type="string">
            <text:p text:style-name="P9">Grid&lt;<text:span text:style-name="T85">T</text:span>&gt;</text:p>
          </table:table-cell>
          <table:table-cell table:style-name="Tabelle1.C2" office:value-type="string">
            <text:p text:style-name="P13">Basic Type*</text:p>
          </table:table-cell>
        </table:table-row>
      </table:table>
      <text:h text:style-name="P79" text:outline-level="2"/>
      <text:h text:style-name="P80" text:outline-level="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06">Manta<text:span text:style-name="T52">flow</text:span></text:p>
          </table:table-cell>
          <table:table-cell table:style-name="Tabelle2.B1" office:value-type="string">
            <text:p text:style-name="P107">Tensorflow</text:p>
          </table:table-cell>
        </table:table-row>
        <table:table-row>
          <table:table-cell table:style-name="Tabelle2.A2" office:value-type="string">
            <text:h text:style-name="P81" text:outline-level="2">BasicParticleSystem</text:h>
          </table:table-cell>
          <table:table-cell table:style-name="Tabelle2.B2" office:value-type="string">
            <text:p text:style-name="P109"><text:span text:style-name="T103">f</text:span>loat* <text:span text:style-name="T102">(= Vec3 pos)</text:span></text:p>
            <text:p text:style-name="P110">int32* (= int flag)</text:p>
          </table:table-cell>
        </table:table-row>
        <table:table-row>
          <table:table-cell table:style-name="Tabelle2.A2" office:value-type="string">
            <text:h text:style-name="P82" text:outline-level="2">Vorte<text:span text:style-name="T104">x</text:span>SheetMesh</text:h>
          </table:table-cell>
          <table:table-cell table:style-name="Tabelle2.B2" office:value-type="string">
            <text:p text:style-name="P113">Mesh+</text:p>
          </table:table-cell>
        </table:table-row>
        <table:table-row>
          <table:table-cell table:style-name="Tabelle2.A2" office:value-type="string">
            <text:h text:style-name="P82" text:outline-level="2">WaveletNoiseField</text:h>
          </table:table-cell>
          <table:table-cell table:style-name="Tabelle2.B2" office:value-type="string">
            <text:p text:style-name="P109">?</text:p>
          </table:table-cell>
        </table:table-row>
        <table:table-row>
          <table:table-cell table:style-name="Tabelle2.A2" office:value-type="string">
            <text:h text:style-name="P82" text:outline-level="2">LevelsetGrid</text:h>
          </table:table-cell>
          <table:table-cell table:style-name="Tabelle2.B2" office:value-type="string">
            <text:p text:style-name="P113">float* (= Grid&lt;Real&gt;)</text:p>
          </table:table-cell>
        </table:table-row>
        <table:table-row>
          <table:table-cell table:style-name="Tabelle2.A2" office:value-type="string">
            <text:h text:style-name="P82" text:outline-level="2">Mesh</text:h>
          </table:table-cell>
          <table:table-cell table:style-name="Tabelle2.B2" office:value-type="string">
            <text:p text:style-name="P111">Node, <text:s/>Triangle, <text:s/>Corner, <text:s/>NodeChannel*, <text:s/>TriChannel*, <text:s/>OneRing</text:p>
          </table:table-cell>
        </table:table-row>
        <table:table-row>
          <table:table-cell table:style-name="Tabelle2.A2" office:value-type="string">
            <text:h text:style-name="P82" text:outline-level="2">string</text:h>
          </table:table-cell>
          <table:table-cell table:style-name="Tabelle2.B2" office:value-type="string">
            <text:p text:style-name="P112">string</text:p>
          </table:table-cell>
        </table:table-row>
        <table:table-row>
          <table:table-cell table:style-name="Tabelle2.A2" office:value-type="string">
            <text:h text:style-name="P82" text:outline-level="2">Shape</text:h>
          </table:table-cell>
          <table:table-cell table:style-name="Tabelle2.B2" office:value-type="string">
            <text:p text:style-name="P109">?</text:p>
          </table:table-cell>
        </table:table-row>
      </table:table>
      <text:h text:style-name="P81" text:outline-level="2"/>
      <text:h text:style-name="P101" text:outline-level="2"><text:span text:style-name="T84">Tensorflow Custom Op with </text:span>Template <text:span text:style-name="T86">(not used)</text:span></text:h>
      <text:list xml:id="list6818768165882301499" text:style-name="L5">
        <text:list-item>
          <text:p text:style-name="P83"><text:span text:style-name="Source_20_Text"><text:span text:style-name="T46">Additional Op Register: </text:span></text:span><text:span text:style-name="Source_20_Text"><text:span text:style-name="T48">.Attr("T: {float, </text:span></text:span><text:span text:style-name="Source_20_Text"><text:span text:style-name="T50">float*</text:span></text:span><text:span text:style-name="Source_20_Text"><text:span text:style-name="T49">}")</text:span></text:span></text:p>
        </text:list-item>
        <text:list-item>
          <text:p text:style-name="P83"><text:span text:style-name="Source_20_Text"><text:span text:style-name="T47">Additional Kernel Register: </text:span></text:span></text:p>
          <text:list>
            <text:list-item>
              <text:p text:style-name="P98"><text:span text:style-name="Source_20_Text"><text:span text:style-name="T44">REGISTER_KERNEL_BUILDER(</text:span></text:span></text:p>
              <text:list>
                <text:list-header>
                  <text:p text:style-name="P98"><text:span text:style-name="Source_20_Text"><text:span text:style-name="T63">Name("</text:span></text:span><text:span text:style-name="Source_20_Text"><text:span text:style-name="T45">FuncName</text:span></text:span><text:span text:style-name="Source_20_Text"><text:span text:style-name="T63">")</text:span></text:span></text:p>
                  <text:p text:style-name="P98"><text:span text:style-name="Source_20_Text"><text:span text:style-name="T63">.Device(DEVICE_CPU)</text:span></text:span></text:p>
                  <text:p text:style-name="P98"><text:span text:style-name="Source_20_Text"><text:span text:style-name="T63">.TypeConstraint&lt;</text:span></text:span><text:span text:style-name="Source_20_Text"><text:span text:style-name="T65">float*</text:span></text:span><text:span text:style-name="Source_20_Text"><text:span text:style-name="T63">&gt;("T"),</text:span></text:span></text:p>
                  <text:p text:style-name="P98"><text:span text:style-name="Source_20_Text"><text:span text:style-name="T45">FuncName</text:span></text:span><text:span text:style-name="Source_20_Text"><text:span text:style-name="T63">Op&lt;</text:span></text:span><text:span text:style-name="Source_20_Text"><text:span text:style-name="T65">float*</text:span></text:span><text:span text:style-name="Source_20_Text"><text:span text:style-name="T63">&gt;);</text:span></text:span></text:p>
                </text:list-header>
              </text:list>
            </text:list-item>
            <text:list-item>
              <text:p text:style-name="P98"><text:span text:style-name="Source_20_Text"><text:span text:style-name="T44">REGISTER_KERNEL_BUILDER(</text:span></text:span></text:p>
              <text:list>
                <text:list-header>
                  <text:p text:style-name="P98"><text:soft-page-break/><text:span text:style-name="Source_20_Text"><text:span text:style-name="T63">Name("</text:span></text:span><text:span text:style-name="Source_20_Text"><text:span text:style-name="T45">FuncName</text:span></text:span><text:span text:style-name="Source_20_Text"><text:span text:style-name="T63">")</text:span></text:span></text:p>
                  <text:p text:style-name="P98"><text:span text:style-name="Source_20_Text"><text:span text:style-name="T63">.Device(DEVICE_CPU)</text:span></text:span></text:p>
                  <text:p text:style-name="P98"><text:span text:style-name="Source_20_Text"><text:span text:style-name="T63">.TypeConstraint&lt;</text:span></text:span><text:span text:style-name="Source_20_Text"><text:span text:style-name="T64">float</text:span></text:span><text:span text:style-name="Source_20_Text"><text:span text:style-name="T63">&gt;("T"),</text:span></text:span></text:p>
                  <text:h text:style-name="P99" text:outline-level="2"><text:span text:style-name="Source_20_Text"><text:span text:style-name="T66">FuncName</text:span></text:span><text:span text:style-name="Source_20_Text"><text:span text:style-name="T67">Op&lt;</text:span></text:span><text:span text:style-name="Source_20_Text"><text:span text:style-name="T64">float</text:span></text:span><text:span text:style-name="Source_20_Text"><text:span text:style-name="T67">&gt;);</text:span></text:span></text:h>
                </text:list-header>
              </text:list>
            </text:list-item>
          </text:list>
        </text:list-item>
      </text:list>
      <text:h text:style-name="P105" text:outline-level="2"><text:bookmark-start text:name="__RefHeading___Toc1103_825054298"/>Const <text:bookmark-end text:name="__RefHeading___Toc1103_825054298"/></text:h>
      <text:p text:style-name="P4"><text:span text:style-name="T62"><text:line-break/></text:span><text:span text:style-name="T91">I commented that __ldg part in my kernel and executed by normal execution, and vice versa. In both cases it gives me correct multiplication result. I am confused with the time difference I am getting between these executions, because its huge almost more than 100X! </text:span></text:p>
      <text:p text:style-name="P4"><text:span text:style-name="T91">In case of __ldg it gives me: </text:span><text:span text:style-name="Source_20_Text"><text:span text:style-name="T91">Time taken is 0.014432 (ms)</text:span></text:span></text:p>
      <text:p text:style-name="P4"><text:span text:style-name="T91">And in case of normal execution without __ldg it gives me: </text:span><text:span text:style-name="Source_20_Text"><text:span text:style-name="T91">Time taken is 36.858398 (ms)</text:span></text:span></text:p>
      <text:p text:style-name="P3"><text:span text:style-name="T91">From the </text:span><text:a xlink:type="simple" xlink:href="http://docs.nvidia.com/cuda/cuda-c-programming-guide/index.html#global-memory-3-0" text:style-name="Internet_20_link" text:visited-style-name="Visited_20_Internet_20_Link"><text:span text:style-name="T91">CUDA C Programming Guide</text:span></text:a></text:p>
      <text:p text:style-name="P67">Global memory accesses for devices of compute capability 3.x are cached in L2 and for devices of compute capability 3.5, may also be cached in the read-only data cache described in the previous section; they are not cached in L1.</text:p>
      <text:p text:style-name="P5">...</text:p>
      <text:p text:style-name="Quotations"><text:span text:style-name="T91">Data that is read-only for the entire lifetime of the kernel can also be cached in the read-only data cache described in the previous section by reading it using the </text:span><text:span text:style-name="Source_20_Text"><text:span text:style-name="T91">__ldg()</text:span></text:span><text:span text:style-name="T91"> function (see Read-Only Data Cache Load Function). When the compiler detects that the read-only condition is satisfied for some data, it will use </text:span><text:span text:style-name="Source_20_Text"><text:span text:style-name="T91">__ldg()</text:span></text:span><text:span text:style-name="T91"> to read it. The compiler might not always be able to detect that the read-only condition is satisfied for some data. Marking pointers used for loading such data with both the </text:span><text:span text:style-name="Source_20_Text"><text:span text:style-name="T91">const</text:span></text:span><text:span text:style-name="T91"> and </text:span><text:span text:style-name="Source_20_Text"><text:span text:style-name="T91">__restrict__</text:span></text:span><text:span text:style-name="T91"> qualifiers increases the likelihood that the compiler will detect the read-only condition.</text:span></text:p>
      <text:p text:style-name="P5">The read only cache accesses have a much lower latency than the global memory accesses. Because matrix multiplication accesses the same values from memory many times, caching in the read only cache gives a huge speedup (in memory bound applications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officeooo:rsid="007f9f74" style:font-size-asian="10pt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M46S</meta:editing-duration>
    <meta:editing-cycles>188</meta:editing-cycles>
    <meta:generator>LibreOffice/5.1.6.2$Linux_X86_64 LibreOffice_project/10m0$Build-2</meta:generator>
    <dc:date>2018-02-26T16:37:49.801795898</dc:date>
    <meta:document-statistic meta:table-count="2" meta:image-count="0" meta:object-count="0" meta:page-count="9" meta:paragraph-count="208" meta:word-count="1039" meta:character-count="7464" meta:non-whitespace-character-count="6291"/>
    <meta:user-defined meta:name="Info 1"/>
    <meta:user-defined meta:name="Info 2"/>
    <meta:user-defined meta:name="Info 3"/>
    <meta:user-defined meta:name="Info 4"/>
  </office:meta>
</office:document-meta>
</file>